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ffff66"/>
    </style:style>
    <style:style style:name="T26" style:family="text">
      <style:text-properties fo:color="#ff0000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background-color="#ff0000"/>
    </style:style>
    <style:style style:name="T29" style:family="text">
      <style:text-properties fo:background-color="#ff9900"/>
    </style:style>
    <style:style style:name="T30" style:family="text">
      <style:text-properties fo:background-color="#ff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 06 = poniżej 40</text:p>
      <text:p text:style-name="P2">CGMDataHigh <text:s text:c="5"/>CGMRecordType = <text:span text:style-name="T1">0x07</text:span> – osiągnięty górny limit glikemii 07 FF = powyżej 400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13 14 76 15 08 21 25 28 2C 13 14 4E 16 08 30 00 00 01 13 14 56 16 10 35 39 39 37 34 30 2C 28 24 20 1F 21 25 28 2C 30 35 39 39 37 34 30 2C 28 24 20 1F 13 20 13 20 13 20 13 20 13 20 13 20 13 55</text:p>
      <text:p text:style-name="P7">44 01 08 13 20 2B 30 31 2F 2C 28 24 20 1F 21 25 28 2C 30 35 39 39 37 34 30 2C 28 24 20 1F 13 20 13 20 13 20 13 20 13 20 13 20 13 55 6C 03 08 13 20 2B 30 31 2F 2C 28 24 20 1F 21 25 28 2C 30 35</text:p>
      <text:p text:style-name="P7">03 39 39 37 34 30 2C 28 24 20 1F 13 20 13 20 13 20 13 20 13 20 13 20 13 55 57 06 08 13 20 2B 30 31 2F 2C 28 24 20 1F 21 25 28 2C 30 35 13 2C 31 33 32 13 2A 13 25 13 <text:span text:style-name="T15">22</text:span> <text:span text:style-name="T18">13</text:span> <text:span text:style-name="T15">21</text:span> <text:span text:style-name="T18">13</text:span> <text:span text:style-name="T15">21</text:span> <text:span text:style-name="T18">13</text:span> <text:span text:style-name="T15">20</text:span> <text:span text:style-name="T14">13 55 61</text:span></text:p>
      <text:p text:style-name="P7"><text:span text:style-name="T14">08 08</text:span> <text:span text:style-name="T18">13</text:span> <text:span text:style-name="T15">20</text:span> <text:span text:style-name="T15">24</text:span> <text:span text:style-name="T30">00 03</text:span> <text:span text:style-name="T14">13 15 70 08 08</text:span> <text:span text:style-name="T14">13 15 70 08 08</text:span> <text:span text:style-name="T28">01</text:span> 00 00 00 00 00 00 00 00 00 00 00 00 00 00 00 00 00 00 00 00 00 00 00 00 00 00 00 00 00 00 00 00 00 00 00 00 00 00 00 00 00 00 00 00 00 00</text:p>
      <text:p text:style-name="P7"/>
      <text:p text:style-name="P7"/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8M5S</meta:editing-duration>
    <meta:editing-cycles>24</meta:editing-cycles>
    <meta:generator>OpenOffice/4.1.5$Win32 OpenOffice.org_project/415m1$Build-9789</meta:generator>
    <dc:date>2019-01-21T09:28:46.13</dc:date>
    <dc:creator>Sławomir Malinowski</dc:creator>
    <meta:document-statistic meta:table-count="0" meta:image-count="0" meta:object-count="0" meta:page-count="1" meta:paragraph-count="49" meta:word-count="762" meta:character-count="4711"/>
    <meta:user-defined meta:name="Info 1"/>
    <meta:user-defined meta:name="Info 2"/>
    <meta:user-defined meta:name="Info 3"/>
    <meta:user-defined meta:name="Info 4"/>
  </office:meta>
</office:document-meta>
</file>